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9f0" officeooo:paragraph-rsid="0009d287" style:font-weight-asian="bold" style:font-weight-complex="bold"/>
    </style:style>
    <style:style style:name="P2" style:family="paragraph" style:parent-style-name="Standard">
      <style:text-properties fo:font-weight="normal" officeooo:rsid="001939f0" officeooo:paragraph-rsid="0009d287" style:font-weight-asian="normal" style:font-weight-complex="normal"/>
    </style:style>
    <style:style style:name="P3" style:family="paragraph" style:parent-style-name="Standard">
      <style:text-properties fo:font-weight="bold" officeooo:rsid="0009d287" officeooo:paragraph-rsid="0009d287" style:font-weight-asian="bold" style:font-weight-complex="bold"/>
    </style:style>
    <style:style style:name="P4" style:family="paragraph" style:parent-style-name="Standard">
      <style:text-properties officeooo:paragraph-rsid="0009d287"/>
    </style:style>
    <style:style style:name="P5" style:family="paragraph" style:parent-style-name="Standard">
      <style:text-properties fo:font-weight="bold" officeooo:rsid="001939f0" officeooo:paragraph-rsid="000a76d2" style:font-weight-asian="bold" style:font-weight-complex="bold"/>
    </style:style>
    <style:style style:name="P6" style:family="paragraph" style:parent-style-name="Standard">
      <style:text-properties fo:font-weight="normal" officeooo:rsid="001b2015" officeooo:paragraph-rsid="0009d287" style:font-weight-asian="normal" style:font-weight-complex="normal"/>
    </style:style>
    <style:style style:name="P7" style:family="paragraph" style:parent-style-name="Standard">
      <style:text-properties fo:font-weight="normal" officeooo:rsid="001b2015" officeooo:paragraph-rsid="000b8e12" style:font-weight-asian="normal" style:font-weight-complex="normal"/>
    </style:style>
    <style:style style:name="T1" style:family="text">
      <style:text-properties officeooo:rsid="0009d28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d287" style:font-weight-asian="normal" style:font-weight-complex="normal"/>
    </style:style>
    <style:style style:name="T4" style:family="text">
      <style:text-properties officeooo:rsid="000d7e2c"/>
    </style:style>
    <style:style style:name="T5" style:family="text">
      <style:text-properties fo:font-weight="normal" officeooo:rsid="000a76d2" style:font-weight-asian="normal" style:font-weight-complex="normal"/>
    </style:style>
    <style:style style:name="T6" style:family="text">
      <style:text-properties fo:font-weight="normal" officeooo:rsid="000b8e12" style:font-weight-asian="normal" style:font-weight-complex="normal"/>
    </style:style>
    <style:style style:name="T7" style:family="text">
      <style:text-properties officeooo:rsid="000a76d2"/>
    </style:style>
    <style:style style:name="T8" style:family="text">
      <style:text-properties fo:font-weight="normal" officeooo:rsid="0019782f" style:font-weight-asian="normal" style:font-weight-complex="normal"/>
    </style:style>
    <style:style style:name="T9" style:family="text">
      <style:text-properties officeooo:rsid="000b8e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uage definition <text:span text:style-name="T1">for C++</text:span></text:p>
      <text:p text:style-name="P1"/>
      <text:p text:style-name="P1">Alphabet:</text:p>
      <text:p text:style-name="P1"><text:tab/><text:span text:style-name="T2">Capital and small letters: A, B, C, …, Z, a, b, c, …, z</text:span></text:p>
      <text:p text:style-name="P2"><text:tab/>Decimal digits: 0, 1, …, 9</text:p>
      <text:p text:style-name="P1"><text:span text:style-name="T2"/></text:p>
      <text:p text:style-name="P1">Lexic</text:p>
      <text:p text:style-name="P1"><text:tab/>Special symbols:</text:p>
      <text:p text:style-name="P1"><text:tab/><text:tab/>Operators: <text:span text:style-name="T2">+ - * / % = </text:span><text:span text:style-name="T3">== != &lt; &lt;= &gt; &gt;=</text:span></text:p>
      <text:p text:style-name="P1"><text:tab/><text:tab/>Separators: <text:span text:style-name="T2">[] () {} ; : ? ,</text:span></text:p>
      <text:p text:style-name="P1"><text:tab/><text:tab/>Reserved words: <text:span text:style-name="T2">if else while </text:span><text:span text:style-name="T3">for </text:span><text:span text:style-name="T2">break return</text:span></text:p>
      <text:p text:style-name="P2"><text:tab/><text:tab/><text:tab/><text:tab/> <text:s text:c="5"/>and or</text:p>
      <text:p text:style-name="P2"><text:s text:c="2"/><text:tab/><text:tab/><text:tab/><text:tab/> <text:s text:c="5"/>const int char <text:span text:style-name="T1">double bool</text:span></text:p>
      <text:p text:style-name="P2"><text:tab/><text:tab/><text:tab/> <text:s text:c="2"/><text:tab/> <text:s text:c="5"/><text:span text:style-name="T1">cin cout</text:span></text:p>
      <text:p text:style-name="P2"><text:tab/><text:tab/><text:tab/><text:tab/> <text:s text:c="5"/><text:span text:style-name="T1">void namespace std etc.</text:span></text:p>
      <text:p text:style-name="P1"><text:tab/></text:p>
      <text:p text:style-name="P1"><text:tab/>Identifiers:</text:p>
      <text:p text:style-name="P1"><text:tab/><text:tab/><text:span text:style-name="T2">identifier ::= </text:span><text:span text:style-name="T3">letter ,</text:span><text:span text:style-name="T2"> {</text:span><text:span text:style-name="T3">letter |</text:span><text:span text:style-name="T2"> digit} ;</text:span></text:p>
      <text:p text:style-name="P2"><text:tab/><text:tab/><text:span text:style-name="T1">letter</text:span> ::= “A” | “B” | … | “Z” <text:span text:style-name="T1">| </text:span>“a” | “b” | … | <text:s/>“z”</text:p>
      <text:p text:style-name="P2"><text:tab/><text:tab/>digit ::= “0” | “1” | … | “9”</text:p>
      <text:p text:style-name="P2"><text:tab/><text:tab/>zero ::= “0”</text:p>
      <text:p text:style-name="P2"><text:tab/><text:tab/>nonZero ::= <text:s/>“1” | “2” | … | “9”</text:p>
      <text:p text:style-name="P1"/>
      <text:p text:style-name="P1"><text:tab/>Constants:</text:p>
      <text:p text:style-name="P1"><text:tab/><text:tab/><text:span text:style-name="T2">constant ::= int | “-”nonZero{digit};</text:span></text:p>
      <text:p text:style-name="P2"><text:tab/><text:tab/>int ::= nonZero{digit} | zero;</text:p>
      <text:p text:style-name="P2"><text:tab/><text:tab/>char ::= <text:span text:style-name="T4">letter</text:span> | digit;</text:p>
      <text:p text:style-name="P2"><text:tab/><text:tab/>string ::= char{string};</text:p>
      <text:p text:style-name="P1"/>
      <text:p text:style-name="P1"/>
      <text:p text:style-name="P1">Syntactical rules:</text:p>
      <text:p text:style-name="P3"><text:tab/>Program Structure in C++:</text:p>
      <text:p text:style-name="P3"><text:tab/><text:tab/></text:p>
      <text:p text:style-name="P3"><text:tab/><text:tab/><text:span text:style-name="T2">program ::= { include_directive }, “int”, “main”, “(“ , “)” , block;</text:span></text:p>
      <text:p text:style-name="P3"><text:span text:style-name="T2"><text:tab/><text:tab/>include_directive ::= “#include”, “&lt;” , identifier, “&gt;” ;</text:span></text:p>
      <text:p text:style-name="P3"><text:span text:style-name="T2"><text:tab/><text:tab/>block ::= “{“ , { statement } , “}” ;</text:span></text:p>
      <text:p text:style-name="P3"><text:span text:style-name="T2"><text:tab/><text:tab/></text:span></text:p>
      <text:p text:style-name="P3"><text:span text:style-name="T2"><text:tab/><text:tab/>statement ::= declaration</text:span><text:span text:style-name="T5">_statement | expression_statement | io_statement |</text:span></text:p>
      <text:p text:style-name="P3"><text:span text:style-name="T5"><text:tab/><text:tab/><text:tab/> <text:s text:c="7"/>compound_statement | if_statement | while_statement | for_statement |</text:span></text:p>
      <text:p text:style-name="P3"><text:span text:style-name="T5"><text:tab/><text:tab/><text:tab/> <text:s text:c="7"/>return_statement;</text:span></text:p>
      <text:p text:style-name="P3"><text:span text:style-name="T5"><text:tab/><text:tab/></text:span></text:p>
      <text:p text:style-name="P3"><text:span text:style-name="T5"><text:tab/><text:tab/>declaration_statement ::= type , identifier , [ “=” expression ] , “;” ;</text:span></text:p>
      <text:p text:style-name="P3"><text:span text:style-name="T5"><text:tab/><text:tab/>type ::= “int” | “double” | “char” | “bool” | “long long” | “long” | .. ;</text:span></text:p>
      <text:p text:style-name="P3"><text:span text:style-name="T5"><text:tab/><text:tab/>expression_statement ::= expression, “;” ;</text:span></text:p>
      <text:p text:style-name="P3"><text:span text:style-name="T5"><text:tab/><text:tab/>expression ::= term , { relation , term } ;</text:span></text:p>
      <text:p text:style-name="P3"><text:span text:style-name="T5"><text:tab/><text:tab/>term ::= factor , { ( “*” | “/” | “%”), factor};</text:span></text:p>
      <text:p text:style-name="P3"><text:span text:style-name="T5"><text:tab/><text:tab/>factor ::= identifier | constant | “(”, expression , “)” ;</text:span></text:p>
      <text:p text:style-name="P4"><text:span text:style-name="T5"><text:tab/><text:tab/>io_statement ::= (“cin”, “&gt;&gt;”, identifier, “;”) | ( "cout" , "&lt;&lt;", expression , </text:span><text:span text:style-name="T6">[</text:span><text:span text:style-name="T5">{ "&lt;&lt;" , "endl" } </text:span><text:span text:style-name="T6">]</text:span><text:span text:style-name="T5">, ";" ) ; </text:span></text:p>
      <text:p text:style-name="P3"><text:soft-page-break/><text:span text:style-name="T5"><text:tab/><text:tab/>compound_statement ::= “{“ , {statement}, “}”;</text:span></text:p>
      <text:p text:style-name="P3"><text:span text:style-name="T5"><text:tab/><text:tab/>if_statement ::= “if”, “(“, expression, “)”, statement, [“else”, statement ];</text:span></text:p>
      <text:p text:style-name="P3"><text:span text:style-name="T5"><text:tab/><text:tab/>while_statement ::= “while”, “(“, expression, “)”, statement;</text:span></text:p>
      <text:p text:style-name="P3"><text:span text:style-name="T5"><text:tab/><text:tab/>for_statement ::= “for”, “(“, expression_statement, expression_statement, expression, “)”, statement ;</text:span></text:p>
      <text:p text:style-name="P3"><text:span text:style-name="T5"><text:tab/><text:tab/>return_statement ::= “return”, [expression], “;” ;</text:span></text:p>
      <text:p text:style-name="P3"><text:span text:style-name="T5"><text:tab/><text:tab/></text:span><text:span text:style-name="T6">break_statement ::= “break”, “;”;</text:span></text:p>
      <text:p text:style-name="P1"><text:tab/></text:p>
      <text:p text:style-name="P1"/>
      <text:p text:style-name="P1"/>
      <text:p text:style-name="P1">Lexical rules:</text:p>
      <text:p text:style-name="P5"><text:tab/><text:tab/><text:span text:style-name="T2">identifier ::= </text:span><text:span text:style-name="T3">letter ,</text:span><text:span text:style-name="T2"> {</text:span><text:span text:style-name="T3">letter |</text:span><text:span text:style-name="T2"> digit} ;</text:span></text:p>
      <text:p text:style-name="P2"><text:tab/><text:tab/><text:span text:style-name="T7">l</text:span>etter ::= “A” | “B” | … | “Z” <text:span text:style-name="T7">|</text:span> “a” | “b” | … | <text:s/>“z”</text:p>
      <text:p text:style-name="P2"><text:tab/><text:tab/>digit ::= “0” | “1” | … | “9”</text:p>
      <text:p text:style-name="P1"><text:span text:style-name="T2"><text:tab/><text:tab/></text:span><text:span text:style-name="T8">RELATION ::= "&lt;" | "&lt;=" | "=" | "!</text:span><text:span text:style-name="T5">=</text:span><text:span text:style-name="T8">" | "&gt;=" | "&gt;"</text:span></text:p>
      <text:p text:style-name="P1"/>
      <text:p text:style-name="P1"/>
      <text:p text:style-name="P1"/>
      <text:p text:style-name="P1"/>
      <text:p text:style-name="P6">b) <text:span text:style-name="T9">Output all prime numbers less than a given number k.</text:span></text:p>
      <text:p text:style-name="P6"/>
      <text:p text:style-name="P7">#include &lt;iostream&gt; <text:s/><text:line-break/>using namespace std; </text:p>
      <text:p text:style-name="P7"/>
      <text:p text:style-name="P7">int main() { <text:line-break/> <text:s text:c="3"/>int k, n, i, j; <text:s/><text:line-break/> <text:s text:c="3"/>bool prime;</text:p>
      <text:p text:style-name="P7"><text:line-break/> <text:s text:c="3"/>cin &gt;&gt; k;<text:line-break/><text:line-break/> <text:s text:c="3"/>n = 0; <text:s/><text:line-break/> <text:s text:c="3"/>i = 2; <text:s/><text:line-break/><text:line-break/> <text:s text:c="3"/><text:line-break/> <text:s text:c="3"/>while (n &lt; k) {<text:line-break/> <text:s text:c="7"/>prime = true; <text:s/><text:line-break/> <text:s text:c="7"/>j = 2; <text:s text:c="6"/><text:line-break/><text:line-break/> <text:s text:c="5"/><text:line-break/> <text:s text:c="7"/>while (j * j &lt;= i) {<text:line-break/> <text:s text:c="11"/>if (i % j == 0) {<text:line-break/> <text:s text:c="15"/>prime = false; <text:s/><text:line-break/> <text:s text:c="15"/>break; <text:line-break/> <text:s text:c="11"/>}<text:line-break/> <text:s text:c="11"/>j = j + 1; <text:s/><text:line-break/> <text:s text:c="7"/>}<text:line-break/><text:line-break/> <text:s text:c="7"/><text:line-break/> <text:s text:c="7"/>if (prime) {<text:line-break/><text:soft-page-break/> <text:s text:c="11"/>cout &lt;&lt; i &lt;&lt; endl; <text:line-break/> <text:s text:c="11"/>n = n + 1; <text:line-break/> <text:s text:c="7"/>}<text:line-break/><text:line-break/> <text:s text:c="7"/>i = i + 1; <text:line-break/> <text:s text:c="3"/>}<text:line-break/><text:line-break/> <text:s text:c="3"/>return 0;<text:line-break/>}<text:lin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09:36:59.585000000</meta:creation-date>
    <dc:date>2024-10-16T10:05:39.861000000</dc:date>
    <meta:editing-duration>PT17M57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3" meta:paragraph-count="59" meta:word-count="465" meta:character-count="2710" meta:non-whitespace-character-count="1912"/>
  </office:meta>
</office:document-meta>
</file>